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AttributeMatching.matchesIncludesElementAttribute( String element_attr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eURLTransformer.checkForEncoding( 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codeURLTransformer.encodeURL(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lementAttributeMatching.matchesElementAttribute( String element_name , String attr_name ,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AttributeMatching.matchesExcludesElementAttribute( String element_attr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eURLTransformer.startElement( String uri , String name , String raw , Attributes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lementAttributeMatching.canonicalizeElementAttribute( String element_name , String attr_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URL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eURLTransforme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eURLTransforme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eURLTransformer.configure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AttributeMatching.ElementAttributeMatching( String includeName , String exclu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eURLTransformer.setup(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